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a19" officeooo:paragraph-rsid="000aba19"/>
    </style:style>
    <style:style style:name="P2" style:family="paragraph" style:parent-style-name="Standard">
      <style:text-properties officeooo:rsid="000c4348" officeooo:paragraph-rsid="000c4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Rails:</text:p>
      <text:p text:style-name="P1">unless find == nil</text:p>
      <text:p text:style-name="P1">@result = find</text:p>
      <text:p text:style-name="P1">end</text:p>
      <text:p text:style-name="P1"><text:s/>This means :::: ------ if find is not = nil _________ do the action. End.</text:p>
      <text:p text:style-name="P1"/>
      <text:p text:style-name="P1">find_by(title: film2)</text:p>
      <text:p text:style-name="P1">-You can use find_by to search your database for any parameter whereas find only searches index</text:p>
      <text:p text:style-name="P1">-title: in this case is the parameter we are searching for </text:p>
      <text:p text:style-name="P1"/>
      <text:p text:style-name="P2">questions:</text:p>
      <text:p text:style-name="P2">When you do <text:a xlink:type="simple" xlink:href="db:create" text:style-name="Internet_20_link" text:visited-style-name="Visited_20_Internet_20_Link">db:create</text:a> – does that mean you create one database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9:49:38.957828617</meta:creation-date>
    <dc:date>2016-04-22T10:21:56.839427714</dc:date>
    <meta:editing-duration>PT32M2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0" meta:word-count="67" meta:character-count="375" meta:non-whitespace-character-count="315"/>
  </office:meta>
</office:document-meta>
</file>